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28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1.2374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1.4626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1.1728in"/>
    </style:style>
    <style:style style:name="co9" style:family="table-column">
      <style:table-column-properties fo:break-before="auto" style:column-width="1.2693in"/>
    </style:style>
    <style:style style:name="co10" style:family="table-column">
      <style:table-column-properties fo:break-before="auto" style:column-width="1.0764in"/>
    </style:style>
    <style:style style:name="co11" style:family="table-column">
      <style:table-column-properties fo:break-before="auto" style:column-width="0.8083in"/>
    </style:style>
    <style:style style:name="co12" style:family="table-column">
      <style:table-column-properties fo:break-before="auto" style:column-width="1.4736in"/>
    </style:style>
    <style:style style:name="co13" style:family="table-column">
      <style:table-column-properties fo:break-before="auto" style:column-width="1.2807in"/>
    </style:style>
    <style:style style:name="co14" style:family="table-column">
      <style:table-column-properties fo:break-before="auto" style:column-width="1.0661in"/>
    </style:style>
    <style:style style:name="co15" style:family="table-column">
      <style:table-column-properties fo:break-before="auto" style:column-width="0.9264in"/>
    </style:style>
    <style:style style:name="co16" style:family="table-column">
      <style:table-column-properties fo:break-before="auto" style:column-width="1.2161in"/>
    </style:style>
    <style:style style:name="co17" style:family="table-column">
      <style:table-column-properties fo:break-before="auto" style:column-width="1.4409in"/>
    </style:style>
    <style:style style:name="co18" style:family="table-column">
      <style:table-column-properties fo:break-before="auto" style:column-width="1.3984in"/>
    </style:style>
    <style:style style:name="co19" style:family="table-column">
      <style:table-column-properties fo:break-before="auto" style:column-width="1.8165in"/>
    </style:style>
    <style:style style:name="co20" style:family="table-column">
      <style:table-column-properties fo:break-before="auto" style:column-width="1.9665in"/>
    </style:style>
    <style:style style:name="co21" style:family="table-column">
      <style:table-column-properties fo:break-before="auto" style:column-width="1.5807in"/>
    </style:style>
    <style:style style:name="co22" style:family="table-column">
      <style:table-column-properties fo:break-before="auto" style:column-width="1.5909in"/>
    </style:style>
    <style:style style:name="co23" style:family="table-column">
      <style:table-column-properties fo:break-before="auto" style:column-width="3.7465in"/>
    </style:style>
    <style:style style:name="co24" style:family="table-column">
      <style:table-column-properties fo:break-before="auto" style:column-width="1.6453in"/>
    </style:style>
    <style:style style:name="co25" style:family="table-column">
      <style:table-column-properties fo:break-before="auto" style:column-width="1.1409in"/>
    </style:style>
    <style:style style:name="co26" style:family="table-column">
      <style:table-column-properties fo:break-before="auto" style:column-width="1.3339in"/>
    </style:style>
    <style:style style:name="co27" style:family="table-column">
      <style:table-column-properties fo:break-before="auto" style:column-width="2.3634in"/>
    </style:style>
    <style:style style:name="co28" style:family="table-column">
      <style:table-column-properties fo:break-before="auto" style:column-width="2.2134in"/>
    </style:style>
    <style:style style:name="co29" style:family="table-column">
      <style:table-column-properties fo:break-before="auto" style:column-width="2.889in"/>
    </style:style>
    <style:style style:name="co30" style:family="table-column">
      <style:table-column-properties fo:break-before="auto" style:column-width="2.9209in"/>
    </style:style>
    <style:style style:name="co31" style:family="table-column">
      <style:table-column-properties fo:break-before="auto" style:column-width="3.2102in"/>
    </style:style>
    <style:style style:name="co32" style:family="table-column">
      <style:table-column-properties fo:break-before="auto" style:column-width="0.8516in"/>
    </style:style>
    <style:style style:name="co33" style:family="table-column">
      <style:table-column-properties fo:break-before="auto" style:column-width="1.5374in"/>
    </style:style>
    <style:style style:name="co34" style:family="table-column">
      <style:table-column-properties fo:break-before="auto" style:column-width="0.8299in"/>
    </style:style>
    <style:style style:name="co35" style:family="table-column">
      <style:table-column-properties fo:break-before="auto" style:column-width="0.9909in"/>
    </style:style>
    <style:style style:name="co36" style:family="table-column">
      <style:table-column-properties fo:break-before="auto" style:column-width="1.302in"/>
    </style:style>
    <style:style style:name="co37" style:family="table-column">
      <style:table-column-properties fo:break-before="auto" style:column-width="1.7201in"/>
    </style:style>
    <style:style style:name="co38" style:family="table-column">
      <style:table-column-properties fo:break-before="auto" style:column-width="1.3228in"/>
    </style:style>
    <style:style style:name="co39" style:family="table-column">
      <style:table-column-properties fo:break-before="auto" style:column-width="0.8945in"/>
    </style:style>
    <style:style style:name="co40" style:family="table-column">
      <style:table-column-properties fo:break-before="auto" style:column-width="0.890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Transformed_20_by_20_Data.Page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formed by Data.P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970" table:default-cell-style-name="Default"/>
        <table:table-row table:style-name="ro1"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|__buildPoints</text:p>
          </table:table-cell>
          <table:table-cell table:style-name="ce1" office:value-type="string" calcext:value-type="string">
            <text:p>|__buildPower</text:p>
          </table:table-cell>
          <table:table-cell table:style-name="ce1" office:value-type="string" calcext:value-type="string">
            <text:p>|__damage</text:p>
          </table:table-cell>
          <table:table-cell table:style-name="ce1" office:value-type="string" calcext:value-type="string">
            <text:p>|__designable</text:p>
          </table:table-cell>
          <table:table-cell table:style-name="ce1" office:value-type="string" calcext:value-type="string">
            <text:p>|__effectSize</text:p>
          </table:table-cell>
          <table:table-cell table:style-name="ce1" office:value-type="string" calcext:value-type="string">
            <text:p>|__explosionWav</text:p>
          </table:table-cell>
          <table:table-cell table:style-name="ce1" office:value-type="string" calcext:value-type="string">
            <text:p>|__faceInFlight</text:p>
          </table:table-cell>
          <table:table-cell table:style-name="ce1" office:value-type="string" calcext:value-type="string">
            <text:p>|__facePlayer</text:p>
          </table:table-cell>
          <table:table-cell table:style-name="ce1" office:value-type="string" calcext:value-type="string">
            <text:p>|__fireOnMove</text:p>
          </table:table-cell>
          <table:table-cell table:style-name="ce1" office:value-type="string" calcext:value-type="string">
            <text:p>|__firePause</text:p>
          </table:table-cell>
          <table:table-cell table:style-name="ce1" office:value-type="string" calcext:value-type="string">
            <text:p>|__flags</text:p>
          </table:table-cell>
          <table:table-cell table:style-name="ce1" office:value-type="string" calcext:value-type="string">
            <text:p>|__flightGfx</text:p>
          </table:table-cell>
          <table:table-cell table:style-name="ce1" office:value-type="string" calcext:value-type="string">
            <text:p>|__flightSpeed</text:p>
          </table:table-cell>
          <table:table-cell table:style-name="ce1" office:value-type="string" calcext:value-type="string">
            <text:p>|__hitGfx</text:p>
          </table:table-cell>
          <table:table-cell table:style-name="ce1" office:value-type="string" calcext:value-type="string">
            <text:p>|__hitpoints</text:p>
          </table:table-cell>
          <table:table-cell table:style-name="ce1" office:value-type="string" calcext:value-type="string">
            <text:p>|__id</text:p>
          </table:table-cell>
          <table:table-cell table:style-name="ce1" office:value-type="string" calcext:value-type="string">
            <text:p>|__lightWorld</text:p>
          </table:table-cell>
          <table:table-cell table:style-name="ce1" office:value-type="string" calcext:value-type="string">
            <text:p>|__longHit</text:p>
          </table:table-cell>
          <table:table-cell table:style-name="ce1" office:value-type="string" calcext:value-type="string">
            <text:p>|__longRange</text:p>
          </table:table-cell>
          <table:table-cell table:style-name="ce1" office:value-type="string" calcext:value-type="string">
            <text:p>|__maxElevation</text:p>
          </table:table-cell>
          <table:table-cell table:style-name="ce1" office:value-type="string" calcext:value-type="string">
            <text:p>|__minElevation</text:p>
          </table:table-cell>
          <table:table-cell table:style-name="ce1" office:value-type="string" calcext:value-type="string">
            <text:p>|__minRange</text:p>
          </table:table-cell>
          <table:table-cell table:style-name="ce1" office:value-type="string" calcext:value-type="string">
            <text:p>|__minimumDamage</text:p>
          </table:table-cell>
          <table:table-cell table:style-name="ce1" office:value-type="string" calcext:value-type="string">
            <text:p>|__missGfx</text:p>
          </table:table-cell>
          <table:table-cell table:style-name="ce1" office:value-type="string" calcext:value-type="string">
            <text:p>|__model</text:p>
          </table:table-cell>
          <table:table-cell table:style-name="ce1" office:value-type="string" calcext:value-type="string">
            <text:p>|__mountModel</text:p>
          </table:table-cell>
          <table:table-cell table:style-name="ce1" office:value-type="string" calcext:value-type="string">
            <text:p>|__movement</text:p>
          </table:table-cell>
          <table:table-cell table:style-name="ce1" office:value-type="string" calcext:value-type="string">
            <text:p>|__muzzleGfx</text:p>
          </table:table-cell>
          <table:table-cell table:style-name="ce1" office:value-type="string" calcext:value-type="string">
            <text:p>|__name</text:p>
          </table:table-cell>
          <table:table-cell table:style-name="ce1" office:value-type="string" calcext:value-type="string">
            <text:p>|__numAttackRuns</text:p>
          </table:table-cell>
          <table:table-cell table:style-name="ce1" office:value-type="string" calcext:value-type="string">
            <text:p>|__numExplosions</text:p>
          </table:table-cell>
          <table:table-cell table:style-name="ce1" office:value-type="string" calcext:value-type="string">
            <text:p>|__penetrate</text:p>
          </table:table-cell>
          <table:table-cell table:style-name="ce1" office:value-type="string" calcext:value-type="string">
            <text:p>|__numRounds</text:p>
          </table:table-cell>
          <table:table-cell table:style-name="ce1" office:value-type="string" calcext:value-type="string">
            <text:p>|__periodicalDamage</text:p>
          </table:table-cell>
          <table:table-cell table:style-name="ce1" office:value-type="string" calcext:value-type="string">
            <text:p>|__periodicalDamageRadius</text:p>
          </table:table-cell>
          <table:table-cell table:style-name="ce1" office:value-type="string" calcext:value-type="string">
            <text:p>|__periodicalDamageTime</text:p>
          </table:table-cell>
          <table:table-cell table:style-name="ce1" office:value-type="string" calcext:value-type="string">
            <text:p>|__periodicalDamageWeaponClass</text:p>
          </table:table-cell>
          <table:table-cell table:style-name="ce1" office:value-type="string" calcext:value-type="string">
            <text:p>|__periodicalDamageWeaponEffect</text:p>
          </table:table-cell>
          <table:table-cell table:style-name="ce1" office:value-type="string" calcext:value-type="string">
            <text:p>|__periodicalDamageWeaponSubClass</text:p>
          </table:table-cell>
          <table:table-cell table:style-name="ce1" office:value-type="string" calcext:value-type="string">
            <text:p>|__radius</text:p>
          </table:table-cell>
          <table:table-cell table:style-name="ce1" office:value-type="string" calcext:value-type="string">
            <text:p>|__radiusDamage</text:p>
          </table:table-cell>
          <table:table-cell table:style-name="ce1" office:value-type="string" calcext:value-type="string">
            <text:p>|__radiusLife</text:p>
          </table:table-cell>
          <table:table-cell table:style-name="ce1" office:value-type="string" calcext:value-type="string">
            <text:p>|__recoilValue</text:p>
          </table:table-cell>
          <table:table-cell table:style-name="ce1" office:value-type="string" calcext:value-type="string">
            <text:p>|__reloadTime</text:p>
          </table:table-cell>
          <table:table-cell table:style-name="ce1" office:value-type="string" calcext:value-type="string">
            <text:p>|__rotate</text:p>
          </table:table-cell>
          <table:table-cell table:style-name="ce1" office:value-type="string" calcext:value-type="string">
            <text:p>|__shortHit</text:p>
          </table:table-cell>
          <table:table-cell table:style-name="ce1" office:value-type="string" calcext:value-type="string">
            <text:p>|__shortRange</text:p>
          </table:table-cell>
          <table:table-cell table:style-name="ce1" office:value-type="string" calcext:value-type="string">
            <text:p>|__waterGfx</text:p>
          </table:table-cell>
          <table:table-cell table:style-name="ce1" office:value-type="string" calcext:value-type="string">
            <text:p>|__weaponClass</text:p>
          </table:table-cell>
          <table:table-cell table:style-name="ce1" office:value-type="string" calcext:value-type="string">
            <text:p>|__weaponEffect</text:p>
          </table:table-cell>
          <table:table-cell table:style-name="ce1" office:value-type="string" calcext:value-type="string">
            <text:p>|__weaponSubClass</text:p>
          </table:table-cell>
          <table:table-cell table:style-name="ce1" office:value-type="string" calcext:value-type="string">
            <text:p>|__weaponWav</text:p>
          </table:table-cell>
          <table:table-cell table:style-name="ce1" office:value-type="string" calcext:value-type="string">
            <text:p>|__weight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AGun2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AA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air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A Flak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AGunLaser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AAGun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aalas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Stormbringer AA Pulse Las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2"/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6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AGunLaser-Lng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AAGunLaser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haalas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tormBringer AA Flak Las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29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6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Jeep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D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Jeep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Jeep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Tower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D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Tower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Tower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Cannon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M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MG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1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Buggy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Buggy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Buggy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BusCannon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Bus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Ex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BusCanno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Flam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BabaFlam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Scav Flam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Jeep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9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D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Jeep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Jeep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M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BaBa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1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PitRocket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PitRocke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cav Rocket Launch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PitRocketA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BabaPitRocket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LMSL.PIE</text:p>
          </table:table-cell>
          <table:table-cell table:style-name="ce1" office:value-type="string" calcext:value-type="string">
            <text:p>TRLRC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Scav AT Pi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RPG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1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rocket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RP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number-columns-repeated="2"/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cav RP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1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Rocket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Rocke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avmra.pie</text:p>
          </table:table-cell>
          <table:table-cell table:style-name="ce1" office:value-type="string" calcext:value-type="string">
            <text:p>TRLRC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cav Rocke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Tower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Tower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Tower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Trike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Trike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Trike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-Earthquake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SCUDM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Bomb-Earthquak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280</text:p>
          </table:table-cell>
          <table:table-cell/>
          <table:table-cell table:style-name="ce1" office:value-type="string" calcext:value-type="string">
            <text:p>-8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SWav.PIE</text:p>
          </table:table-cell>
          <table:table-cell/>
          <table:table-cell table:style-name="ce1" office:value-type="string" calcext:value-type="string">
            <text:p>TRHVTLB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Heavy Bunker Buster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6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1-VTOL-LtH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bmbx1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Bomb1-VTOL-LtH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lvtlh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Cluster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0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5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49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2-VTOL-HvH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mbmbx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Bomb2-VTOL-HvH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h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Heap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0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579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3-VTOL-Lt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bmbi1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Bomb3-VTOL-Lt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lvtli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Phosphor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number-columns-repeated="2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52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4-VTOL-HvyINC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mbmbi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Bomb4-VTOL-Hvy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i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ite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number-columns-repeated="2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4-VTOL-HvyINC-Mass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187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SCUDM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Bomb4-VTOL-HvyINC-Mas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HVTLH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Heavy Thermite Bomb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500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5-VTOL-Plasmit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FXLBMBP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Bomb5-VTOL-Plasmi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PL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Plasmite Bomb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000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6-VTOL-EMP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25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84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LBMBE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Bomb6-VTOL-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EM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EMP Bomb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84</text:p>
          </table:table-cell>
          <table:table-cell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uggy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uggy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Buggy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usCannon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us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Ex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Cannon Bu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usCannon-AR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usCannon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Ex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Cannon A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1-VTOL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1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VTOL Cannon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50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1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Ligh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3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1Mk1-AR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7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1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ar.PIE</text:p>
          </table:table-cell>
          <table:table-cell table:style-name="ce1" office:value-type="string" calcext:value-type="string">
            <text:p>TRL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NASDA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2A-T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Cannon2A-T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CAN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Medium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5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2A-TMk1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6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Cannon2A-T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CANar.PIE</text:p>
          </table:table-cell>
          <table:table-cell table:style-name="ce1" office:value-type="string" calcext:value-type="string">
            <text:p>TRM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NASDA Medium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486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2A-TMk1-Lng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Cannon2A-TMk1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Long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.PIE</text:p>
          </table:table-cell>
          <table:table-cell table:style-name="ce1" office:value-type="string" calcext:value-type="string">
            <text:p>TRH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-AR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188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4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ar.PIE</text:p>
          </table:table-cell>
          <table:table-cell table:style-name="ce1" office:value-type="string" calcext:value-type="string">
            <text:p>TRH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NASDA 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00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-Lng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ugmented 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7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-Twn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-Tw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2.pie</text:p>
          </table:table-cell>
          <table:table-cell table:style-name="ce1" office:value-type="string" calcext:value-type="string">
            <text:p>trh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Twin Heavy Cannon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-VTOL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VTOL Hyper Velocity Cannon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AR</text:p>
          </table:table-cell>
          <table:table-cell table:style-name="ce1" office:value-type="string" calcext:value-type="string">
            <text:p>630</text:p>
          </table:table-cell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98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ar.PIE</text:p>
          </table:table-cell>
          <table:table-cell table:style-name="ce1" office:value-type="string" calcext:value-type="string">
            <text:p>TRLA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NASDA 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37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Full-Aslt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Full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HGSS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eavy Assault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Hvy</text:p>
          </table:table-cell>
          <table:table-cell table:style-name="ce1" office:value-type="string" calcext:value-type="string">
            <text:p>750</text:p>
          </table:table-cell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Cannon4AUTOMk1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ugmented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0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Hvy-Aslt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Cannon4AUTOMk1-Hvy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eavy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Hvy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Cannon4AUTOMk1-Hvy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ugmented Incendiary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CANNON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canhpv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Incendiary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CANNON</text:p>
          </table:table-cell>
          <table:table-cell table:number-columns-repeated="2"/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Lng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VC Long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6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-VTOL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VTOL Assault Cannon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AR</text:p>
          </table:table-cell>
          <table:table-cell table:style-name="ce1" office:value-type="string" calcext:value-type="string">
            <text:p>63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76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ar.PIE</text:p>
          </table:table-cell>
          <table:table-cell table:style-name="ce1" office:value-type="string" calcext:value-type="string">
            <text:p>TRMV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NASDA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1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Gat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Rotar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8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Hvy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Cannon5VulcanMk1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Heavy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1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can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Incendiary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6TwinAsl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6Twin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.pie</text:p>
          </table:table-cell>
          <table:table-cell table:style-name="ce1" office:value-type="string" calcext:value-type="string">
            <text:p>trhv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6TwinAslt-AR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18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76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6TwinAslt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ar.PIE</text:p>
          </table:table-cell>
          <table:table-cell table:style-name="ce1" office:value-type="string" calcext:value-type="string">
            <text:p>trhvcan2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NASDA 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6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6TwinAslt-Rai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6TwinAslt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GGSSAA.PIE</text:p>
          </table:table-cell>
          <table:table-cell table:style-name="ce1" office:value-type="string" calcext:value-type="string">
            <text:p>TRH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win Rail Gun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Sup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SHcanA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CAN.PIE</text:p>
          </table:table-cell>
          <table:table-cell table:style-name="ce1" office:value-type="string" calcext:value-type="string">
            <text:p>TRWPF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Cannon Fortress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60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ommandTurret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ommandTurret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LCMD1ar.PIE</text:p>
          </table:table-cell>
          <table:table-cell table:style-name="ce1" office:value-type="string" calcext:value-type="string">
            <text:p>TRLCMD1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Command Turr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26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Atmiss-Mech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4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Atmiss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MISS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Mech 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Cannon-Me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Cannon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CAN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Mech Cannon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Flamer01-Mech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Flamer01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cy_flame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Mech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18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A-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4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sc_ATM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Super Scourge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7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Acannon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Cyb-Hvywpn-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sc_asscn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Super Auto-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4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10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EMP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mp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uper EMP Cybor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Flamer2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Flamer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Super Twin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3</text:p>
          </table:table-cell>
          <table:table-cell table:number-columns-repeated="2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Flamer3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Flamer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Super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number-columns-repeated="2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HPV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HPV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_hpvcn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Super HVC Cyborg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3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IncMortar</text:p>
          </table:table-cell>
          <table:table-cell table:style-name="ce1" office:value-type="string" calcext:value-type="string">
            <text:p>675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IncMort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gssi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uper Incendiary 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76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</text:p>
          </table:table-cell>
          <table:table-cell table:number-columns-repeated="3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1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G3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MG3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Super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G4</text:p>
          </table:table-cell>
          <table:table-cell table:style-name="ce1" office:value-type="string" calcext:value-type="string">
            <text:p>6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MG4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Super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cannon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75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2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Cyb-Hvywpn-M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5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_can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Super Heavy-Gunn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7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issile-MdAr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Missile-Md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3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win Thermal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8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ortar1Mk1-Ram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Mortar1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7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r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uper 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number-columns-repeated="3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6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PulseLs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PulseLs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sc_pulse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Super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ailGunner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24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Cyb-Hvywpn-RailGunn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sc_rail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Super Rail-Gunn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8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2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LtA-T</text:p>
          </table:table-cell>
          <table:table-cell table:style-name="ce1" office:value-type="string" calcext:value-type="string">
            <text:p>6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rkt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Super Lanc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Sunburst</text:p>
          </table:table-cell>
          <table:table-cell table:style-name="ce1" office:value-type="string" calcext:value-type="string">
            <text:p>600</text:p>
          </table:table-cell>
          <table:table-cell table:number-columns-repeated="2"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aa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Sunburst-Arch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Sunburst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aa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hermal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8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TopAttack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TopAttac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win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SpyTurret0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SpyTurret01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ECM3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uper Nexus Link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3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TK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T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_tk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ank-Kill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Laser-Me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Laser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CY_LAS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Mech Lase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4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4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Rail1-Mech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Rail1-Mech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CY_RAIL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Mech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Rocket-Me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9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Rocket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rkt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Mech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1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RotMG-Mech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RotMG-Mech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Mech Machinegun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92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Atmiss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4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Cyb-Wpn-Atmis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MIS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Scourge Cyborg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Cannon-Sniper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richet3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5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Cyb-Wpn-Cannon-Sni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sniper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Cyborg Sniper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Grenade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Grenad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cy_gre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number-columns-repeated="3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cybgrnd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Laser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CY_LA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Flash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4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Mortar1Mk1-Rail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8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Mortar1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gs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Rail Grenadi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MortarInc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Mortar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gssi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ail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6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Cyb-Wpn-Rail1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CY_RAIL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Needle Gunn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HvyA-T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Cyb-Wpn-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tk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Cyborg Tank Kill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8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Pod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ocket Cybor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8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Pod-Arch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Pod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2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al Rocket Cybor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8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Pod-MRA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4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Pod-MR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2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ocket Array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cy_rcktaa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Sunburst-Ar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Sunburst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cy_rcktaa2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al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SpyTurret0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Cyb-Wpn-SpyTurret01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ECM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Cyborg Nexus Link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4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Thermite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Cyb-Wpn-Thermi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cy_therm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Ther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Cannon</text:p>
          </table:table-cell>
          <table:table-cell table:style-name="ce1" office:value-type="string" calcext:value-type="string">
            <text:p>24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Cyborg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5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CA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eavy Gunn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7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Chaingun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orgChaingun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Machine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Flamer0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yborgFlamer0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cy_flame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Cyborg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Rocke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16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60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CyborgRocke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rkt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Lancer Cyborg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RotMG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orgRotMG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Assault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4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EMP-Cannon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EMP-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mp.PIE</text:p>
          </table:table-cell>
          <table:table-cell table:style-name="ce1" office:value-type="string" calcext:value-type="string">
            <text:p>trhem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EMP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32</text:p>
          </table:table-cell>
          <table:table-cell table:number-columns-repeated="2"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AIRCRAFT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1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EMP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FXSHcanA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EMP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EMP.PIE</text:p>
          </table:table-cell>
          <table:table-cell table:style-name="ce1" office:value-type="string" calcext:value-type="string">
            <text:p>TRWPFEMP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EMP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91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1Mk1-AR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7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Flame1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ar.PIE</text:p>
          </table:table-cell>
          <table:table-cell table:style-name="ce1" office:value-type="string" calcext:value-type="string">
            <text:p>TRLFLMR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NASDA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6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2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Flame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TRM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2-Hvy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00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Flame2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TRH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Massive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04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2-Rai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60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Flame2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Massive Rail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04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rPlasma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95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FlamerPlasma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WPFGSS.PIE</text:p>
          </table:table-cell>
          <table:table-cell table:style-name="ce1" office:value-type="string" calcext:value-type="string">
            <text:p>TRWPF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Plasmite Rail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95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4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Asl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Assault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1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Ga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Rotar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Inc-Aslt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Inc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Incendiary Heav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VTO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VTOL Heavy La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52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-Incendiary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99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I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49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2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36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Inc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I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Incendiary 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36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il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gss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Railstorm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il-Inc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4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gssi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Incendiary Railstorm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il-Ram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gssr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Stabilized Railstorm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m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R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Stabilized 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12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12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gss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owitz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-Inc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12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gssi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Howitz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-Ram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gssr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Howitz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-RamSuper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105Mk1-Rail-Ram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42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WPFHOWTGSS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Stabilized Rail Howitz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PlasSuper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105Mk1-Rail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65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WPFHOWTGSS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Incendiary Rail Howitz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m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R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Howitz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mSuper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105Mk1-Ram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42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WPFHOWT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Stabilized Howitze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Ground Shak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Gat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at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Ground Shaker Assaul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Gat-Rail</text:p>
          </table:table-cell>
          <table:table-cell table:style-name="ce1" office:value-type="string" calcext:value-type="string">
            <text:p>260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26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Gat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atgss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Ground Shaker Rail Assault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Inc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I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Incendiary Ground Sha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8666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Ground Shak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-Hvy-Ram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-Hvy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68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bb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uper Stabilized Rail Ground Shak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-Inc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i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Incendiary Ground Shak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-Ram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91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r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tabilized Rail Ground Shak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8666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m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91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R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tabilized Ground Sha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8666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m-Hvy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m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68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bb2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uper Stabilized Ground Sha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PlasSuper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65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WPFHOWT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Incendiary Howitze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Sa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4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000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l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asS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30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lassatar.pie</text:p>
          </table:table-cell>
          <table:table-cell table:style-name="ce1" office:value-type="string" calcext:value-type="string">
            <text:p>trlassat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Laser Satellite Command Pos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20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303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LAS_SAT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-VTO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VTOL Pulse Laser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52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Asl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213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Augmented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7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Aslt-Hvy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Aslt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Assaul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65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8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Ga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Rotary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188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Inc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canhpv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Incendiary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40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65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Inc-Asl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Inc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Incendiary Assaul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65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Med-Asl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95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Med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23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3BEAM-VTOL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aser3BEAM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R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VTOL Flashlight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652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3BEAM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aser3BEA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R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Flashligh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229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4-PlasmaCannon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aser4-Plasm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PLSMA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4-PlasmaCannon-Hvy-Asl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7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85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aser4-PlasmaCannon-Hvy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PLSMA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Heavy 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4-PlasmaCannon-Hvy-Lsr-Asl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77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Laser4-PlasmaCannon-Hvy-Lsr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PLASM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uper Heavy 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Plasma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372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LaserPlasma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WPFLASP.PIE</text:p>
          </table:table-cell>
          <table:table-cell table:style-name="ce1" office:value-type="string" calcext:value-type="string">
            <text:p>TRWPF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Plasma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Super2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LaserSuper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WPFLAS2.PIE</text:p>
          </table:table-cell>
          <table:table-cell table:style-name="ce1" office:value-type="string" calcext:value-type="string">
            <text:p>TRWPF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Laser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-Pillbox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Machinegun Bun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-VTOL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VTOL Machinegun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7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-VTOL-SCAVS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-VTOL-SCAVS</text:p>
          </table:table-cell>
          <table:table-cell/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VTOL Machinegun Scav</text:p>
          </table:table-cell>
          <table:table-cell table:style-name="ce1" office:value-type="string" calcext:value-type="string">
            <text:p>210</text:p>
          </table:table-cell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5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Mk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9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Mk1-AR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ar.PIE</text:p>
          </table:table-cell>
          <table:table-cell table:style-name="ce1" office:value-type="string" calcext:value-type="string">
            <text:p>TRLMG1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NASDA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855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-Pillbox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2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win Machinegun Bun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-VTOL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MG2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VTOL Twin Machinegun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23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Mk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2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1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Mk1-AR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2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ar.PIE</text:p>
          </table:table-cell>
          <table:table-cell table:style-name="ce1" office:value-type="string" calcext:value-type="string">
            <text:p>TRLMG2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NASDA 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41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0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-Pillbox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MG3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Heavy Machinegun Bun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-VTOL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4"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MG3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VTOL Heavy Machinegun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25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-AR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ar.PIE</text:p>
          </table:table-cell>
          <table:table-cell table:style-name="ce1" office:value-type="string" calcext:value-type="string">
            <text:p>TRMMG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NASDA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22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-Aslt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richet2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Augmented Heavy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4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-Twn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-Twn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2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Twin Heavy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33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-Pillbox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MG4ROTARY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*MG4ROTARY-Pillbox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-VTO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85</text:p>
          </table:table-cell>
          <table:table-cell table:style-name="ce1" office:value-type="string" calcext:value-type="string">
            <text:p>MG4ROTARY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VTOL Assault Gun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number-columns-repeated="2" table:style-name="ce1" office:value-type="string" calcext:value-type="string">
            <text:p>3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6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ar.PIE</text:p>
          </table:table-cell>
          <table:table-cell table:style-name="ce1" office:value-type="string" calcext:value-type="string">
            <text:p>TRMMG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NASDA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16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Hvy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MG4ROTARYMk1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Augmented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Hvy-Inc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-Hvy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can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Incendiary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ACHINE GUN</text:p>
          </table:table-cell>
          <table:table-cell table:number-columns-repeated="3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Hvy-Inc-VTO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-Hvy-Inc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can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VTOL Incendiary Assault Gun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ACHINE GUN</text:p>
          </table:table-cell>
          <table:table-cell table:number-columns-repeated="3"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5TWINROTARY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5TWINROTARY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3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5TWINROTARY-Hvy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5TWINROTARY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Augmented 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5TWINROTARY-Hvy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5TWINROTARY-Hvy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Incendiary 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ACHINE GUN</text:p>
          </table:table-cell>
          <table:table-cell table:number-columns-repeated="3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5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MG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WPFMG.PIE</text:p>
          </table:table-cell>
          <table:table-cell table:style-name="ce1" office:value-type="string" calcext:value-type="string">
            <text:p>TRWPF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Twin Assault Gun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assDriv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00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MassDriv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WPFGSS.PIE</text:p>
          </table:table-cell>
          <table:table-cell table:style-name="ce1" office:value-type="string" calcext:value-type="string">
            <text:p>TRWPF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Mass Driv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A-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Missile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7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A-T-Twn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Missile-A-T-Tw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Quad Scourge Missile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7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HvyArt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Hvy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344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b.PIE</text:p>
          </table:table-cell>
          <table:table-cell table:style-name="ce1" office:value-type="string" calcext:value-type="string">
            <text:p>trhmslab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Archangel Missile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06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HvyS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issile-Hvy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Vindicator SA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9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HvySAM-Arch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issile-HvySAM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2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Vindicator SAM Thermal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9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LtSAM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Lt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Avenger SA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LtSAM-AR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6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485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LtSAM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ar.PIE</text:p>
          </table:table-cell>
          <table:table-cell table:style-name="ce1" office:value-type="string" calcext:value-type="string">
            <text:p>Trmmslsa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NASDA Trespasser SA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LtSAM2-Arch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LtSAM2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mslsa2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Avenger SAM Thermal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MdAr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Md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1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mslaa.PIE</text:p>
          </table:table-cell>
          <table:table-cell table:style-name="ce1" office:value-type="string" calcext:value-type="string">
            <text:p>Trm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eraph Missile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67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MdArt-Hvy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MdArt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1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a.PIE</text:p>
          </table:table-cell>
          <table:table-cell table:style-name="ce1" office:value-type="string" calcext:value-type="string">
            <text:p>Trh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Heavy Seraph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67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VTOL-A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Missile-VTOL-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VTOL Scourge Missil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9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94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Missile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wpfmsl.PIE</text:p>
          </table:table-cell>
          <table:table-cell table:style-name="ce1" office:value-type="string" calcext:value-type="string">
            <text:p>Trwpfmsl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Missile Array Fortress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94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203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-Incendiary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I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ar.PIE</text:p>
          </table:table-cell>
          <table:table-cell table:style-name="ce1" office:value-type="string" calcext:value-type="string">
            <text:p>TRMMORT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NASDA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0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il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GSS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Rail Mortar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il-Inc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2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GSSI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Rail Mortar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il-Ram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GSSR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Rail Mortar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m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R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2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Bombar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AR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1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2ar.PIE</text:p>
          </table:table-cell>
          <table:table-cell table:style-name="ce1" office:value-type="string" calcext:value-type="string">
            <text:p>TRHRMORT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NASDA Barrage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Inc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Bombard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i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GSS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Bombard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il-Ram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GSS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Rail Bombard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ilPlas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ilPla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GSS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Bombard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Bombard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Inc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i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GSS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Railpot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il-Inc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GSS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Railpot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il-Ram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GSS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Railpot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m-Ro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m-Ro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EMP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morte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GaussPlas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Gauss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MORTGSS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Incendiary Rail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GaussRamjet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GaussRamjet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8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MORTGSS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Stabilized Rail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PlasSup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WPFMORT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Incendiary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RamjetSup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Ramjet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8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WPFMORT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Stabilized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EXUSlink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NEXUSlin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CM3.PIE</text:p>
          </table:table-cell>
          <table:table-cell table:style-name="ce1" office:value-type="string" calcext:value-type="string">
            <text:p>TRHECM3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*NEXUSlink*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nxstower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-Rail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-Cyb-Rail1</text:p>
          </table:table-cell>
          <table:table-cell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CY_RAIL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*NX-Cyb-Rail1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orgChaingun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3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NX-CyborgChaingun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*NX-CyborgChaingu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orgMiss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-CyborgMis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MIS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*NX-CyborgMiss*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orgPulseLas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-CyborgPulseLa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CY_LA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*NX-CyborgPulseLas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aHeavy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PlasmaHea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PLASM.PIE</text:p>
          </table:table-cell>
          <table:table-cell table:style-name="ce1" office:value-type="string" calcext:value-type="string">
            <text:p>TRHPLASM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*Heavy Plasma Launcher*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0</text:p>
          </table:table-cell>
          <table:table-cell table:number-columns-repeated="3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iteFlamer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PlasmiteFlam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TRM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Plas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12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35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iteFlamer-Hvy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PlasmiteFlamer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FLMRP.PIE</text:p>
          </table:table-cell>
          <table:table-cell table:style-name="ce1" office:value-type="string" calcext:value-type="string">
            <text:p>TRH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eavy Plas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86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8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iteFlamer-Rai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0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PlasmiteFlamer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eavy Plasmite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86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8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Mg1AAGun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T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QuadMg1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lair.PIE</text:p>
          </table:table-cell>
          <table:table-cell table:style-name="ce1" office:value-type="string" calcext:value-type="string">
            <text:p>TRM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Hurricane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Mg1AAGun-Scav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QuadMg1AAGun-Scav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air.PIE</text:p>
          </table:table-cell>
          <table:table-cell table:style-name="ce1" office:value-type="string" calcext:value-type="string">
            <text:p>TRMAI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Whirlwind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-AR</text:p>
          </table:table-cell>
          <table:table-cell table:style-name="ce1" office:value-type="string" calcext:value-type="string">
            <text:p>1440</text:p>
          </table:table-cell>
          <table:table-cell table:style-name="ce1" office:value-type="string" calcext:value-type="string">
            <text:p>168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475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ar.PIE</text:p>
          </table:table-cell>
          <table:table-cell table:style-name="ce1" office:value-type="string" calcext:value-type="string">
            <text:p>TRHAIR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NASDA Monsoon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-Scav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2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-Scav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air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Cyclone AA Turr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1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-Scav-AR</text:p>
          </table:table-cell>
          <table:table-cell table:style-name="ce1" office:value-type="string" calcext:value-type="string">
            <text:p>63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2915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-Scav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air.PIE</text:p>
          </table:table-cell>
          <table:table-cell table:style-name="ce1" office:value-type="string" calcext:value-type="string">
            <text:p>TRHAIR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NASDA Typhoon AA Turr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1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-VTO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-VTOL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LGSS.PIE</text:p>
          </table:table-cell>
          <table:table-cell table:style-name="ce1" office:value-type="string" calcext:value-type="string">
            <text:p>TRL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VTOL Needle Gun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60</text:p>
          </table:table-cell>
          <table:table-cell table:number-columns-repeated="3"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Mk1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LGSS.PIE</text:p>
          </table:table-cell>
          <table:table-cell table:style-name="ce1" office:value-type="string" calcext:value-type="string">
            <text:p>TRL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Needle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8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Mk1-Gat-Twn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Mk1-Gat-Twn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7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ggssaa2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win Needle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Mk1-GatAA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Mk1-GatA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ggssaa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AA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-VTO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VTOL Rail Gun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220</text:p>
          </table:table-cell>
          <table:table-cell table:number-columns-repeated="3"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-GatA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2Mk1-Gat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Heavy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-Twn-Inc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Mk1-Twn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ggssaa.pie</text:p>
          </table:table-cell>
          <table:table-cell table:style-name="ce1" office:value-type="string" calcext:value-type="string">
            <text:p>cantwin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win Incendiary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number-columns-repeated="3"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5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TwinAslt-Inc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Mk1TwinAslt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.pie</text:p>
          </table:table-cell>
          <table:table-cell table:style-name="ce1" office:value-type="string" calcext:value-type="string">
            <text:p>cantwin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Incendiary 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3Mk1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3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Gauss.PIE</text:p>
          </table:table-cell>
          <table:table-cell table:style-name="ce1" office:value-type="string" calcext:value-type="string">
            <text:p>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3Mk1-Aslt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1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540</text:p>
          </table:table-cell>
          <table:table-cell table:style-name="ce1" office:value-type="string" calcext:value-type="string">
            <text:p>RailGun3Mk1-Aslt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3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Heavy 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3Mk1-Hvy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2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3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3Mk1-Hvy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3.PIE</text:p>
          </table:table-cell>
          <table:table-cell table:style-name="ce1" office:value-type="string" calcext:value-type="string">
            <text:p>TRHGSS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Heavy Gauss Assault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5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-Asl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Railgun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2.pie</text:p>
          </table:table-cell>
          <table:table-cell table:style-name="ce1" office:value-type="string" calcext:value-type="string">
            <text:p>TRMACAN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Incendiary Rail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-Aslt-VTO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Railgun-Aslt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2.pie</text:p>
          </table:table-cell>
          <table:table-cell table:style-name="ce1" office:value-type="string" calcext:value-type="string">
            <text:p>TRMACAN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VTOL Incendiary Railgun</text:p>
          </table:table-cell>
          <table:table-cell table:style-name="ce1" office:value-type="string" calcext:value-type="string">
            <text:p>8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-Flak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richet2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8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Railgun-Fla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ggssaa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AA Flak Needle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5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Arch-Hvy-Aslt-Ga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Rocket-Arch-Hvy-Aslt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Heavy Thermal Rock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BB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B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kt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Bunker Bust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BB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87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BB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ktbbar.PIE</text:p>
          </table:table-cell>
          <table:table-cell table:style-name="ce1" office:value-type="string" calcext:value-type="string">
            <text:p>TRMRKTBB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NASDA Bunker Bust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9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BB-Ar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BB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msl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Incendiary Bunker Bust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ROCKET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HvyA-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b.pie</text:p>
          </table:table-cell>
          <table:table-cell table:style-name="ce1" office:value-type="string" calcext:value-type="string">
            <text:p>Trmrckt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HvyA-T-Quad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HvyA-T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Quad 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IDF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Rocket-IDF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RCKT.PIE</text:p>
          </table:table-cell>
          <table:table-cell table:style-name="ce1" office:value-type="string" calcext:value-type="string">
            <text:p>TRHRCK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ipple Rocket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7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IDF-AR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209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Rocket-IDF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9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RCKTar.PIE</text:p>
          </table:table-cell>
          <table:table-cell table:style-name="ce1" office:value-type="string" calcext:value-type="string">
            <text:p>TRHRCKT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NASDA Ripple Rocket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37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LtA-T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7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LtA-T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ar.PIE</text:p>
          </table:table-cell>
          <table:table-cell table:style-name="ce1" office:value-type="string" calcext:value-type="string">
            <text:p>TRMRCKTA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NASDA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LtA-T-Quad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LtA-T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A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Quad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r.PIE</text:p>
          </table:table-cell>
          <table:table-cell table:style-name="ce1" office:value-type="string" calcext:value-type="string">
            <text:p>TRMRCKT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.PIE</text:p>
          </table:table-cell>
          <table:table-cell table:style-name="ce1" office:value-type="string" calcext:value-type="string">
            <text:p>Mini-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-Homing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-Homi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mslaa2.PIE</text:p>
          </table:table-cell>
          <table:table-cell table:style-name="ce1" office:value-type="string" calcext:value-type="string">
            <text:p>trmmslaa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Ballistic Rocket Array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-Homing-Hvy</text:p>
          </table:table-cell>
          <table:table-cell table:style-name="ce1" office:value-type="string" calcext:value-type="string">
            <text:p>62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-Homing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slaa2.PIE</text:p>
          </table:table-cell>
          <table:table-cell table:style-name="ce1" office:value-type="string" calcext:value-type="string">
            <text:p>trhmslaa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Full Rocket Array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-VTOL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.PIE</text:p>
          </table:table-cell>
          <table:table-cell table:style-name="ce1" office:value-type="string" calcext:value-type="string">
            <text:p>TRMRC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.PIE</text:p>
          </table:table-cell>
          <table:table-cell table:style-name="ce1" office:value-type="string" calcext:value-type="string">
            <text:p>VTOL Mini-Rocket Array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Mini-Rocket Po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Arch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al Rocket Pod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Arch-Quad</text:p>
          </table:table-cell>
          <table:table-cell table:style-name="ce1" office:value-type="string" calcext:value-type="string">
            <text:p>52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4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Thermal Rockets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Arch-Twin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-Twi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P3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win Thermal Rocket Pod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EMP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87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ar.PIE</text:p>
          </table:table-cell>
          <table:table-cell table:style-name="ce1" office:value-type="string" calcext:value-type="string">
            <text:p>TRLRCKTP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EMP Rock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MRA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MRA-Quad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3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MRA-Twin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-Twi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P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win 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Quad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2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Rocket Pod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Twn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Tw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win Rocket Pod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3" table:style-name="ce1" office:value-type="string" calcext:value-type="string">
            <text:p>1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air3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Sunburst AA Rocket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Sunburst-Ar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Sunburst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lrcktaa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Thermal Sunburst AA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BB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B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kt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Bunker Bust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0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BB2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BB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msl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Incendiary Bunker Bust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ROCKET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0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Cherub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Rocket-VTOL-Cheru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lrcktaa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VTOL Thermal Sunburst Rockets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8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HvyA-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VTOL Tank Kill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VTOL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A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VTOL Lanc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Pod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Rocket Pod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Pod-SCAVS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Pod-SCAV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Mini-Rocket Scav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Pod3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Pod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Thermal Rocket Pod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air3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VTOL Sunburst AA Rockets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8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TopAtkPlasHvy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TopAtkPlas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1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a.PIE</text:p>
          </table:table-cell>
          <table:table-cell table:style-name="ce1" office:value-type="string" calcext:value-type="string">
            <text:p>trh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VTOL Seraph Array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67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TopAttackHvy</text:p>
          </table:table-cell>
          <table:table-cell table:style-name="ce1" office:value-type="string" calcext:value-type="string">
            <text:p>35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TopAttack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slaa2.PIE</text:p>
          </table:table-cell>
          <table:table-cell table:style-name="ce1" office:value-type="string" calcext:value-type="string">
            <text:p>trhmslaa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Ballistic Rockets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6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32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3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WPFRKT.PIE</text:p>
          </table:table-cell>
          <table:table-cell table:style-name="ce1" office:value-type="string" calcext:value-type="string">
            <text:p>TRWPFR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Rocket Array Fortres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cavNEXUSlink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cavNEXUSlink</text:p>
          </table:table-cell>
          <table:table-cell/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number-columns-repeated="2" table:style-name="ce1" office:value-type="string" calcext:value-type="string">
            <text:p>nexturre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cav Nexus Link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4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pyTurret01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pyTurret01</text:p>
          </table:table-cell>
          <table:table-cell/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CM3.PIE</text:p>
          </table:table-cell>
          <table:table-cell table:style-name="ce1" office:value-type="string" calcext:value-type="string">
            <text:p>TRHECM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Nexus Link Turret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1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pyTurret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pyTurretSuper</text:p>
          </table:table-cell>
          <table:table-cell/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WPFECM.PIE</text:p>
          </table:table-cell>
          <table:table-cell table:style-name="ce1" office:value-type="string" calcext:value-type="string">
            <text:p>TRWPFECM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Nexus Link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Cannon1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4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Bun-Cannon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Ligh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Cannon6TwinAsl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Bun-Cannon6Twin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.pie</text:p>
          </table:table-cell>
          <table:table-cell table:style-name="ce1" office:value-type="string" calcext:value-type="string">
            <text:p>trhv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Bunker 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8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Bun-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Flame2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Str-Bun-Flame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TRM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MG1Mk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MG1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Bunker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MG2Mk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MG2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Bunker 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MG3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9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MG3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Bunker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PlasmiteFlamer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PlasmiteFlam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TRM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Plas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26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Bun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Bunker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AAGun2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Emp-AA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air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AA Flak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AAGunLaser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tr-Emp-AAGun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aalas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Emplacement Stormbringer Twin Pulse Las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2"/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38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Cannon4AUTO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9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Emp-Cannon4AUTO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Emplacement 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eavyLaser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494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tr-Emp-Heavy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Emplacement Heav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4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-Incendiary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5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I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Incendiary 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752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03-Ro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03-Ro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2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Emplacement 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105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105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6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150Mk1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/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150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65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Emplacement Ground Shak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32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2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Str-Emp-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Emplacemen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Laser3BEAM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3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tr-Emp-Laser3BEA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R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Emplacement Flashligh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331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Laser4-PlasmaCannon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6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Laser4-Plasm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PLSMA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Emplacement 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Emp-MG4ROTARY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Emplacement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HvyArt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Missile-Hvy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344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b.PIE</text:p>
          </table:table-cell>
          <table:table-cell table:style-name="ce1" office:value-type="string" calcext:value-type="string">
            <text:p>trhmslab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Emplacement Archangel Missile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6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HvyS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Missile-Hvy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Emplacement Vindicato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6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LtSAM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Missile-Lt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Emplacement Aveng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1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MdAr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Missile-Md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a.PIE</text:p>
          </table:table-cell>
          <table:table-cell table:style-name="ce1" office:value-type="string" calcext:value-type="string">
            <text:p>Trh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eraph Missile Array Emplacemen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59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-Incendiary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I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Incendiary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1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2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2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lacement Bombar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9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3ROTARYMk1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3ROTARY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lacement 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EMP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morte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lacement EMP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422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QuadMg1AAGun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5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T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Str-Emp-QuadMg1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lair.PIE</text:p>
          </table:table-cell>
          <table:table-cell table:style-name="ce1" office:value-type="string" calcext:value-type="string">
            <text:p>TRM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Emplacement Hurricane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QuadRotAAGun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tr-Emp-QuadRot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Emplacement Whirlwind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ailGun2Mk1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86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Emp-Rail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Emplacement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ailGun3Mk1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Emp-RailGun3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Gauss.PIE</text:p>
          </table:table-cell>
          <table:table-cell table:style-name="ce1" office:value-type="string" calcext:value-type="string">
            <text:p>Emplacement 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ocket-HvyA-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34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Emp-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Emplacement 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ocket-MR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Emp-Rocket-MR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7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mslaa2.PIE</text:p>
          </table:table-cell>
          <table:table-cell table:style-name="ce1" office:value-type="string" calcext:value-type="string">
            <text:p>trhmslaa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.PIE</text:p>
          </table:table-cell>
          <table:table-cell table:style-name="ce1" office:value-type="string" calcext:value-type="string">
            <text:p>Emplacement Mini-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9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ocket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Emp-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air3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Emplacement Sunburst AA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AAGun2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Har-AA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air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ardpoint AA Flak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1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Har-Cannon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ardpoint Ligh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2A-T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Str-Har-Cannon2A-T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CAN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Hardpoint Medium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4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375mm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Har-Cannon375m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2.pie</text:p>
          </table:table-cell>
          <table:table-cell table:style-name="ce1" office:value-type="string" calcext:value-type="string">
            <text:p>trh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ardpoint 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7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4AUTO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Har-Cannon4AUTO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Hardpoint 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5Vulcan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tr-Har-Cannon5Vulcan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Hardpoint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Har-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ardpoint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Flame2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Str-Har-Flame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TRM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ardpoint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9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Str-Har-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ardpoin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38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G3Mk1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19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Har-MG3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2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Hardpoint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1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Har-MG4ROTARY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Hardpoint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G5TWINROTARY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Har-MG5TWINROTARY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Hardpoint 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3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issile-A-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5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Har-Missile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Hardpoint 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2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issile-HvyS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Har-Missile-Hvy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Hardpoint Vindicato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4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issile-LtSAM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Har-Missile-Lt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Hardpoint Aveng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1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QuadRotAAGun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tr-Har-QuadRot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Hardpoint Whirlwind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ailGun2Mk1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Har-Rail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Hardpoint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ailGun3Mk1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Har-RailGun3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Gauss.PIE</text:p>
          </table:table-cell>
          <table:table-cell table:style-name="ce1" office:value-type="string" calcext:value-type="string">
            <text:p>Hardpoint 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ocket-HvyA-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Har-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Hardpoint 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Har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Hardpoint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Cannon5Vulcan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4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tr-Tow-Cannon5Vulcan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Tower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Tow-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Tower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37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Str-Tow-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Tower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4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1Mk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Tow-MG1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Tower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2Mk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Tow-MG2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ower 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3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Tow-MG3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Tower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Tow-MG4ROTARY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Tower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issile-A-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96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5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Tow-Missile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Tower 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30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Quad-Rocket-Pod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9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4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tr-Tow-Quad-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2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ower Quad-Rocket Pod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ailGun1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6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Str-Tow-RailGun1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LGSS.PIE</text:p>
          </table:table-cell>
          <table:table-cell table:style-name="ce1" office:value-type="string" calcext:value-type="string">
            <text:p>TRL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ower Needle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88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1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Tow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A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Tower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Pod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4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4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tr-Tow-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ower Rocket Po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Pod-Arch-Quad</text:p>
          </table:table-cell>
          <table:table-cell table:style-name="ce1" office:value-type="string" calcext:value-type="string">
            <text:p>52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4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Thermal Rockets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Pod-MRA-Quad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3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uperweapon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999</text:p>
          </table:table-cell>
          <table:table-cell/>
          <table:table-cell table:style-name="ce1" office:value-type="string" calcext:value-type="string">
            <text:p>25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Superweapon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Kevs Super Weapo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uperweapon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999</text:p>
          </table:table-cell>
          <table:table-cell/>
          <table:table-cell table:style-name="ce1" office:value-type="string" calcext:value-type="string">
            <text:p>25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Superweapon2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Alexs Super Weapo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number-columns-repeated="2"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ZNULLWEAPON</text:p>
          </table:table-cell>
          <table:table-cell table:style-name="ce1" office:value-type="string" calcext:value-type="string">
            <text:p>250</text:p>
          </table:table-cell>
          <table:table-cell table:number-columns-repeated="3"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3"/>
          <table:table-cell table:style-name="ce1" office:value-type="string" calcext:value-type="string">
            <text:p>FXMflare.PIE</text:p>
          </table:table-cell>
          <table:table-cell/>
          <table:table-cell table:style-name="ce1" office:value-type="string" calcext:value-type="string">
            <text:p>FXMPExp.PIE</text:p>
          </table:table-cell>
          <table:table-cell/>
          <table:table-cell table:style-name="ce1" office:value-type="string" calcext:value-type="string">
            <text:p>ZNULLWEAPON</text:p>
          </table:table-cell>
          <table:table-cell table:number-columns-repeated="3"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number-columns-repeated="2"/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Mibnkgun.pie</text:p>
          </table:table-cell>
          <table:table-cell table:style-name="ce1" office:value-type="string" calcext:value-type="string">
            <text:p>MIBNKTU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ZNULLWEAP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/>
          <table:table-cell table:style-name="ce1" office:value-type="string" calcext:value-type="string">
            <text:p>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Trike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Trike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Trike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wep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9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babawep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bbaamuzzle.pie</text:p>
          </table:table-cell>
          <table:table-cell table:style-name="ce1" office:value-type="string" calcext:value-type="string">
            <text:p>bbaa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Scav Mounted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4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5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ransformed_20_by_20_Data.Page" style:display-name="PageStyle_Transformed by Data.P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6T18:32:00.869210300</meta:creation-date>
    <dc:date>2022-01-06T14:37:59.551448214</dc:date>
    <meta:generator>LibreOffice/7.2.3.2$Linux_X86_64 LibreOffice_project/20$Build-2</meta:generator>
    <meta:editing-duration>PT5M28S</meta:editing-duration>
    <meta:editing-cycles>3</meta:editing-cycles>
    <meta:document-statistic meta:table-count="1" meta:cell-count="15126" meta:object-count="0"/>
  </office:meta>
</office:document-meta>
</file>